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5702"/>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0cm" fo:margin-right="0cm" fo:text-align="justify" style:justify-single-word="false" fo:text-indent="0cm" style:auto-text-indent="false"/>
    </style:style>
    <style:style style:name="P4" style:family="paragraph" style:parent-style-name="Text_20_body">
      <style:paragraph-properties fo:text-align="start" style:justify-single-word="false"/>
      <style:text-properties officeooo:paragraph-rsid="001a5702"/>
    </style:style>
    <style:style style:name="P5" style:family="paragraph" style:parent-style-name="Text_20_body">
      <style:paragraph-properties fo:text-align="justify" style:justify-single-word="false"/>
      <style:text-properties fo:font-size="11pt" officeooo:paragraph-rsid="001a5702" style:font-size-asian="11pt" style:font-size-complex="11pt"/>
    </style:style>
    <style:style style:name="P6" style:family="paragraph" style:parent-style-name="Text_20_body">
      <style:text-properties officeooo:paragraph-rsid="001a5702"/>
    </style:style>
    <style:style style:name="P7" style:family="paragraph" style:parent-style-name="Text_20_body">
      <style:paragraph-properties fo:margin-left="0cm" fo:margin-right="0cm" fo:text-indent="0cm" style:auto-text-indent="false"/>
      <style:text-properties officeooo:paragraph-rsid="001a5702"/>
    </style:style>
    <style:style style:name="P8" style:family="paragraph" style:parent-style-name="Heading_20_1">
      <style:paragraph-properties fo:text-align="justify" style:justify-single-word="false"/>
      <style:text-properties officeooo:rsid="0006382b" officeooo:paragraph-rsid="001a5702"/>
    </style:style>
    <style:style style:name="P9" style:family="paragraph" style:parent-style-name="Heading_20_1">
      <style:paragraph-properties fo:text-align="justify" style:justify-single-word="false"/>
      <style:text-properties officeooo:paragraph-rsid="001a5702"/>
    </style:style>
    <style:style style:name="P10" style:family="paragraph" style:parent-style-name="Heading_20_1">
      <style:paragraph-properties fo:text-align="justify" style:justify-single-word="false"/>
      <style:text-properties officeooo:rsid="001acf3c" officeooo:paragraph-rsid="001a713d"/>
    </style:style>
    <style:style style:name="P11" style:family="paragraph" style:parent-style-name="Text_20_body" style:list-style-name="L1">
      <style:text-properties fo:font-size="11pt" officeooo:paragraph-rsid="001a5702" style:font-size-asian="11pt" style:font-size-complex="11pt"/>
    </style:style>
    <style:style style:name="P12" style:family="paragraph" style:parent-style-name="Text_20_body" style:list-style-name="L2">
      <style:text-properties fo:font-size="11pt" officeooo:paragraph-rsid="001a5702" style:font-size-asian="11pt" style:font-size-complex="11pt"/>
    </style:style>
    <style:style style:name="P13" style:family="paragraph" style:parent-style-name="Text_20_body" style:list-style-name="L3">
      <style:text-properties fo:font-size="11pt" officeooo:paragraph-rsid="001a5702" style:font-size-asian="11pt" style:font-size-complex="11pt"/>
    </style:style>
    <style:style style:name="P14" style:family="paragraph" style:parent-style-name="Text_20_body" style:list-style-name="L4">
      <style:text-properties fo:font-size="11pt" officeooo:paragraph-rsid="001a5702" style:font-size-asian="11pt" style:font-size-complex="11pt"/>
    </style:style>
    <style:style style:name="P15" style:family="paragraph" style:parent-style-name="Text_20_body" style:list-style-name="L5">
      <style:text-properties fo:font-size="11pt" officeooo:paragraph-rsid="001a5702" style:font-size-asian="11pt" style:font-size-complex="11pt"/>
    </style:style>
    <style:style style:name="P16" style:family="paragraph" style:parent-style-name="Text_20_body" style:list-style-name="L6">
      <style:text-properties fo:font-size="11pt" officeooo:paragraph-rsid="001a5702" style:font-size-asian="11pt" style:font-size-complex="11pt"/>
    </style:style>
    <style:style style:name="P17" style:family="paragraph" style:parent-style-name="Text_20_body" style:list-style-name="L7">
      <style:text-properties fo:font-size="11pt" officeooo:paragraph-rsid="001a5702" style:font-size-asian="11pt" style:font-size-complex="11pt"/>
    </style:style>
    <style:style style:name="P18" style:family="paragraph" style:parent-style-name="Text_20_body" style:list-style-name="L8">
      <style:text-properties fo:font-size="11pt" officeooo:paragraph-rsid="001a5702" style:font-size-asian="11pt" style:font-size-complex="11pt"/>
    </style:style>
    <style:style style:name="P19" style:family="paragraph" style:parent-style-name="Text_20_body" style:list-style-name="L4">
      <style:text-properties officeooo:paragraph-rsid="001a5702"/>
    </style:style>
    <style:style style:name="P20" style:family="paragraph" style:parent-style-name="Text_20_body" style:list-style-name="L6">
      <style:text-properties officeooo:paragraph-rsid="001a5702"/>
    </style:style>
    <style:style style:name="P21" style:family="paragraph" style:parent-style-name="Text_20_body" style:list-style-name="L7">
      <style:text-properties officeooo:paragraph-rsid="001a5702"/>
    </style:style>
    <style:style style:name="P22" style:family="paragraph" style:parent-style-name="Text_20_body">
      <style:paragraph-properties fo:text-align="start" style:justify-single-word="false"/>
      <style:text-properties officeooo:paragraph-rsid="001a713d"/>
    </style:style>
    <style:style style:name="P2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P24" style:family="paragraph" style:parent-style-name="Text_20_body">
      <style:paragraph-properties fo:text-align="start" style:justify-single-word="false"/>
      <style:text-properties fo:font-size="16pt" fo:font-weight="bold" officeooo:rsid="001acf3c" officeooo:paragraph-rsid="001a713d" style:font-size-asian="16pt" style:font-weight-asian="bold" style:font-size-complex="16pt"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1a713d"/>
    </style:style>
    <style:style style:name="P27"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fo:font-size="12pt" fo:font-weight="normal" officeooo:rsid="001acf3c" officeooo:paragraph-rsid="001a713d" style:font-size-asian="12pt" style:font-weight-asian="normal" style:font-size-complex="12pt" style:font-weight-complex="normal"/>
    </style:style>
    <style:style style:name="P29" style:family="paragraph" style:parent-style-name="Title">
      <style:text-properties fo:font-size="26pt" officeooo:paragraph-rsid="001a713d" style:font-size-asian="26pt" style:font-size-complex="26pt"/>
    </style:style>
    <style:style style:name="T1" style:family="text">
      <style:text-properties officeooo:rsid="000d8136"/>
    </style:style>
    <style:style style:name="T2" style:family="text">
      <style:text-properties fo:font-size="11pt" style:font-size-asian="11pt" style:font-size-complex="11pt"/>
    </style:style>
    <style:style style:name="T3" style:family="text">
      <style:text-properties fo:font-size="11pt" officeooo:rsid="001a5702" style:font-size-asian="11pt" style:font-size-complex="11pt"/>
    </style:style>
    <style:style style:name="T4" style:family="text">
      <style:text-properties officeooo:rsid="000bd350"/>
    </style:style>
    <style:style style:name="T5" style:family="text">
      <style:text-properties officeooo:rsid="001b4f93"/>
    </style:style>
    <style:style style:name="T6" style:family="text">
      <style:text-properties officeooo:rsid="000653d3"/>
    </style:style>
    <style:style style:name="T7" style:family="text">
      <style:text-properties officeooo:rsid="0006382b"/>
    </style:style>
    <style:style style:name="T8" style:family="text">
      <style:text-properties fo:font-weight="bold" style:font-weight-asian="bold" style:font-weight-complex="bold"/>
    </style:style>
    <style:style style:name="T9" style:family="text">
      <style:text-properties fo:font-weight="bold" officeooo:rsid="0006382b" style:font-weight-asian="bold" style:font-weight-complex="bold"/>
    </style:style>
    <style:style style:name="T10" style:family="text">
      <style:text-properties fo:font-weight="bold" officeooo:rsid="0007a5cd" style:font-weight-asian="bold" style:font-weight-complex="bold"/>
    </style:style>
    <style:style style:name="T11" style:family="text">
      <style:text-properties fo:font-weight="bold" officeooo:rsid="0009b92b" style:font-weight-asian="bold" style:font-weight-complex="bold"/>
    </style:style>
    <style:style style:name="T12" style:family="text">
      <style:text-properties fo:font-weight="bold" officeooo:rsid="000a41b5" style:font-weight-asian="bold" style:font-weight-complex="bold"/>
    </style:style>
    <style:style style:name="T13" style:family="text">
      <style:text-properties fo:font-weight="bold" officeooo:rsid="000b2589"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7a5cd" style:font-weight-asian="normal" style:font-weight-complex="normal"/>
    </style:style>
    <style:style style:name="T16" style:family="text">
      <style:text-properties fo:font-weight="normal" officeooo:rsid="00097e38" style:font-weight-asian="normal" style:font-weight-complex="normal"/>
    </style:style>
    <style:style style:name="T17" style:family="text">
      <style:text-properties fo:font-weight="normal" officeooo:rsid="000a41b5" style:font-weight-asian="normal" style:font-weight-complex="normal"/>
    </style:style>
    <style:style style:name="T18" style:family="text">
      <style:text-properties fo:font-weight="normal" officeooo:rsid="001a5702" style:font-weight-asian="normal" style:font-weight-complex="normal"/>
    </style:style>
    <style:style style:name="T19" style:family="text">
      <style:text-properties fo:font-weight="normal" officeooo:rsid="001acf3c" style:font-weight-asian="normal" style:font-weight-complex="normal"/>
    </style:style>
    <style:style style:name="T20" style:family="text">
      <style:text-properties fo:font-weight="normal" officeooo:rsid="001a713d" style:font-weight-asian="normal" style:font-weight-complex="normal"/>
    </style:style>
    <style:style style:name="T21" style:family="text">
      <style:text-properties officeooo:rsid="00097e38"/>
    </style:style>
    <style:style style:name="T22" style:family="text">
      <style:text-properties style:text-line-through-style="none" style:text-line-through-type="none" fo:font-weight="normal" officeooo:rsid="0007a5cd" style:font-weight-asian="normal" style:font-weight-complex="normal"/>
    </style:style>
    <style:style style:name="T23" style:family="text">
      <style:text-properties officeooo:rsid="001a5702"/>
    </style:style>
    <style:style style:name="T24" style:family="text">
      <style:text-properties officeooo:rsid="001a713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linical Case <text:span text:style-name="T23">7</text:span></text:p>
      <text:h text:style-name="P10" text:outline-level="1">Metrics:<text:line-break/></text:h>
      <text:p text:style-name="P22">PESI Score: <text:span text:style-name="Strong_20_Emphasis">1</text:span><text:span text:style-name="Strong_20_Emphasis"><text:span text:style-name="T24">47</text:span></text:span> → <text:span text:style-name="Strong_20_Emphasis">Class V</text:span><text:line-break/>Simplified PESI (sPESI) Score: <text:span text:style-name="Strong_20_Emphasis"><text:span text:style-name="T24">4</text:span></text:span> → <text:span text:style-name="Strong_20_Emphasis">High Risk</text:span><text:line-break/><text:span text:style-name="T19">I</text:span><text:span text:style-name="Strong_20_Emphasis"><text:span text:style-name="T14">ntermediate-</text:span></text:span><text:span text:style-name="Strong_20_Emphasis"><text:span text:style-name="T20">low</text:span></text:span><text:span text:style-name="Strong_20_Emphasis"><text:span text:style-name="T14"> early mortality risk</text:span></text:span><text:span text:style-name="T14">. </text:span></text:p>
      <text:p text:style-name="P24"/>
      <text:p text:style-name="P23">PESI:</text:p>
      <text:p text:style-name="P26">Step-by-step calculation of the PESI score based on the provided patient data:</text:p>
      <text:p text:style-name="P26">1. Age: The patient is 87 years old. According to the PESI score, age in years is added directly as points. </text:p>
      <text:p text:style-name="P2">Points = 87</text:p>
      <text:p text:style-name="P2">2. Male sex: The patient is male, so add 10 points. </text:p>
      <text:p text:style-name="P2">Points = 87 + 10 = 97</text:p>
      <text:p text:style-name="P2">3. Cancer (any type): The patient has no cancer. </text:p>
      <text:p text:style-name="P2">Points = 97 + 0 = 97</text:p>
      <text:p text:style-name="P2">4. Chronic heart failure: The patient has no heart failure. </text:p>
      <text:p text:style-name="P2">Points = 97 + 0 = 97</text:p>
      <text:p text:style-name="P2">5. Chronic pulmonary disease: The patient has COPD and chronic cardiopulmonary disease, so add 10 points. </text:p>
      <text:p text:style-name="P2">Points = 97 + 10 = 107</text:p>
      <text:p text:style-name="P2">6. Pulse rate ≥ 110 bpm: The patient's cardiac frequency is 116 bpm, which is ≥ 110 bpm, so add 20 points. </text:p>
      <text:p text:style-name="P2">Points = 107 + 20 = 127</text:p>
      <text:p text:style-name="P2">7. Systolic blood pressure &lt; 100 mmHg: The patient's SBP is 156 mmHg, which is not &lt; 100 mmHg. </text:p>
      <text:p text:style-name="P2">Points = 127 + 0 = 127</text:p>
      <text:p text:style-name="P2">8. Respiratory rate &gt; 30 breaths per minute: The patient's respiratory rate is 19, which is not &gt; 30. </text:p>
      <text:p text:style-name="P2">Points = 127 + 0 = 127</text:p>
      <text:p text:style-name="P2">9. Temperature &lt; 36ºC: The patient's temperature is 36.8ºC, which is not &lt; 36ºC. </text:p>
      <text:p text:style-name="P2">Points = 127 + 0 = 127</text:p>
      <text:p text:style-name="P2"><text:soft-page-break/>10. Altered mental status: The patient has no altered mental status. </text:p>
      <text:p text:style-name="P2">Points = 127 + 0 = 127</text:p>
      <text:p text:style-name="P2">11. Arterial oxyhaemoglobin saturation &lt; 90%: The patient's oxygen saturation is 89%, which is &lt; 90%, so add 20 points. </text:p>
      <text:p text:style-name="P2">Points = 127 + 20 = 147</text:p>
      <text:p text:style-name="P2">Total PESI score = 147 points.</text:p>
      <text:p text:style-name="P26"/>
      <text:p text:style-name="P26"/>
      <text:p text:style-name="P23">sPESI:</text:p>
      <text:p text:style-name="P27">Step-by-step calculation of the sPESI score:</text:p>
      <text:p text:style-name="P26">1. Age &gt; 80 years: The patient is 87 years old, which is greater than 80, so 1 point.</text:p>
      <text:p text:style-name="P2">2. Cancer (any type): The patient has no history of cancer, so 0 points.</text:p>
      <text:p text:style-name="P2">3. Chronic heart failure: The patient has no history of heart failure, so 0 points.</text:p>
      <text:p text:style-name="P2">4. Chronic pulmonary disease: The patient has COPD and chronic cardiopulmonary disease, so 1 point.</text:p>
      <text:p text:style-name="P2">5. Pulse rate ≥ 110 bpm: The patient's heart rate is 116 bpm, which is ≥ 110, so 1 point.</text:p>
      <text:p text:style-name="P2">6. Systolic blood pressure &lt; 100 mmHg: The patient's SBP is 156 mmHg, which is not &lt; 100, so 0 points.</text:p>
      <text:p text:style-name="P2">7. Arterial oxyhaemoglobin saturation &lt; 90%: The patient's oxygen saturation is 89%, which is &lt; 90%, so 1 point.</text:p>
      <text:p text:style-name="P2">Summing the points: 1 (age) + 0 (cancer) + 0 (heart failure) + 1 (chronic pulmonary disease) + 1 (pulse rate) + 0 (SBP) + 1 (oxygen saturation) = 4 points.</text:p>
      <text:p text:style-name="P26"/>
      <text:p text:style-name="P26">sPESI value: 4 (High) </text:p>
      <text:p text:style-name="P27"/>
      <text:p text:style-name="P23">Risk of Early Mortality:</text:p>
      <text:p text:style-name="P28">Step-by-step reasoning to classify the risk of early mortality for this patient with pulmonary embolism:</text:p>
      <text:p text:style-name="P26">1. Haemodynamic instability assessment:</text:p>
      <text:p text:style-name="P2">- According to the guideline, haemodynamic instability is defined as cardiac arrest, obstructive shock (SBP &lt;90 mmHg or vasopressors needed to maintain SBP &gt;90 mmHg with end-organ hypoperfusion), or persistent hypotension (SBP &lt;90 mmHg or drop &gt;40 mmHg for &gt;15 min).</text:p>
      <text:p text:style-name="P2">- Patient’s SBP is 156 mmHg, which is normal/high.</text:p>
      <text:p text:style-name="P2">- No mention of vasopressors or shock.</text:p>
      <text:p text:style-name="P2"><text:soft-page-break/>- Therefore, haemodynamic instability is **absent (-)**.</text:p>
      <text:p text:style-name="P2"/>
      <text:p text:style-name="P2">2. Clinical parameters of PE severity and/or comorbidity:</text:p>
      <text:p text:style-name="P2">- PESI class is V (value 147), which corresponds to high risk.</text:p>
      <text:p text:style-name="P2">- sPESI value is 4, which is ≥1, also indicating high risk.</text:p>
      <text:p text:style-name="P2">- Therefore, clinical parameters are **positive (+)**.</text:p>
      <text:p text:style-name="P2"/>
      <text:p text:style-name="P2">3. RV dysfunction on TTE or CTPA:</text:p>
      <text:p text:style-name="P2">- Echocardiography data for RV dysfunction and related parameters are all "Not Available".</text:p>
      <text:p text:style-name="P2">- CTPA confirms PE but RV/LV diameter ratio and contrast reflux are "Not Available".</text:p>
      <text:p text:style-name="P2">- Since no imaging evidence of RV dysfunction is available, we **cannot confirm RV dysfunction**.</text:p>
      <text:p text:style-name="P2">- Given the absence of data, we must assume RV dysfunction status is **unknown**.</text:p>
      <text:p text:style-name="P2">- For safety and conservative classification, we should consider this as **not confirmed positive** (i.e., treated as negative or unknown, but not positive).</text:p>
      <text:p text:style-name="P2"/>
      <text:p text:style-name="P2">4. Elevated cardiac troponin levels:</text:p>
      <text:p text:style-name="P2">- Troponin elevated: "no".</text:p>
      <text:p text:style-name="P2">- Therefore, cardiac biomarker elevation is **negative (-)**.</text:p>
      <text:p text:style-name="P2"/>
      <text:p text:style-name="P2">5. Summary of findings:</text:p>
      <text:p text:style-name="P2">- Haemodynamic instability: No (-)</text:p>
      <text:p text:style-name="P2">- Clinical parameters (PESI class V, sPESI ≥1): Yes (+)</text:p>
      <text:p text:style-name="P2">- RV dysfunction: Unknown / Not available (assumed negative for classification)</text:p>
      <text:p text:style-name="P2">- Elevated troponin: No (-)</text:p>
      <text:p text:style-name="P2"/>
      <text:p text:style-name="P2">6. Classification according to the table:</text:p>
      <text:p text:style-name="P2">- Haemodynamic instability is negative, so high risk is excluded.</text:p>
      <text:p text:style-name="P2">- Clinical parameters are positive.</text:p>
      <text:p text:style-name="P2">- RV dysfunction is unknown but not confirmed positive.</text:p>
      <text:p text:style-name="P2">- Troponin is negative.</text:p>
      <text:p text:style-name="P2">This fits best with the **Intermediate-low risk** category, which requires:</text:p>
      <text:p text:style-name="P2"><text:soft-page-break/>- No haemodynamic instability,</text:p>
      <text:p text:style-name="P2">- Positive clinical parameters (PESI III-V or sPESI ≥1),</text:p>
      <text:p text:style-name="P2">- One or none of RV dysfunction or elevated troponin positive.</text:p>
      <text:p text:style-name="P2">Since both RV dysfunction and troponin are negative or unknown (assumed negative), this patient fits Intermediate-low risk.</text:p>
      <text:p text:style-name="P2"/>
      <text:p text:style-name="P2">7. Additional considerations:</text:p>
      <text:p text:style-name="P2">- The patient is elderly (87 years), with comorbidities (COPD, chronic cardiopulmonary disease), and has an absolute contraindication for thrombolysis (unknown-origin ischemic stroke in previous 6 months).</text:p>
      <text:p text:style-name="P2">- These factors reinforce the need for careful management but do not change the risk classification based on the table.</text:p>
      <text:p text:style-name="P2"/>
      <text:p text:style-name="P2">Risk of Early Mortality level: Intermediate-low</text:p>
      <text:p text:style-name="P26"/>
      <text:p text:style-name="P23"/>
      <text:p text:style-name="P23">Recommendations:</text:p>
      <text:p text:style-name="P26">- Patient State: </text:p>
      <text:p text:style-name="P2">An 87-year-old male patient with confirmed pulmonary embolism (PE) by CTPA. The patient is normotensive (SBP 156 mmHg), tachycardic (HR 116 bpm), with oxygen saturation of 89%. He has chronic cardiopulmonary disease including COPD. PESI score is 147 (Class V), and sPESI is 4 (high risk). Troponin and NT-proBNP are not elevated. Echocardiographic parameters assessing right ventricular (RV) dysfunction are not available. Creatinine clearance is 56 mL/min, indicating moderate renal impairment. The patient has an absolute contraindication to thrombolysis due to a recent unknown-origin ischemic stroke within the previous 6 months.</text:p>
      <text:p text:style-name="P2"/>
      <text:p text:style-name="P2">- Diagnosis: </text:p>
      <text:p text:style-name="P2">Confirmed acute pulmonary embolism without haemodynamic instability (normotensive, no hypoperfusion). The patient is classified as intermediate-high risk based on clinical severity scores (PESI Class V, sPESI 4), presence of chronic cardiopulmonary disease, and hypoxemia. RV dysfunction status is unknown due to unavailable echocardiographic data; however, given the high PESI and sPESI scores and hypoxemia, intermediate-high risk is the most appropriate classification pending further imaging.</text:p>
      <text:p text:style-name="P2"/>
      <text:p text:style-name="P2"/>
      <text:p text:style-name="P2"/>
      <text:p text:style-name="P2"><text:soft-page-break/>- Recommendations:</text:p>
      <text:p text:style-name="P2">1. Hospitalization and Monitoring</text:p>
      <text:p text:style-name="P2">- Admit the patient for close clinical monitoring given intermediate-high risk status and comorbidities (Class I, Level C). </text:p>
      <text:p text:style-name="P2">- Continuous monitoring of vital signs and oxygenation is essential to detect early signs of haemodynamic deterioration.</text:p>
      <text:p text:style-name="P2">2. Further Diagnostic Evaluation</text:p>
      <text:p text:style-name="P2">- Perform transthoracic echocardiography (TTE) urgently to assess for RV dysfunction (e.g., RV/LV ratio, TAPSE, McConnell sign) and right heart thrombi, as these parameters are prognostically relevant and will guide risk stratification and management (Class I, Level C). </text:p>
      <text:p text:style-name="P2">- Repeat cardiac biomarkers (troponin, NT-proBNP) if clinically indicated to monitor for dynamic changes.</text:p>
      <text:p text:style-name="P2">3. Anticoagulation Therapy</text:p>
      <text:p text:style-name="P2">- Initiate anticoagulation immediately without delay, as the patient has confirmed PE and no contraindications to anticoagulation (Class I, Level C). </text:p>
      <text:p text:style-name="P2">- Given the patient’s moderate renal impairment (CrCl 56 mL/min) and absence of severe renal dysfunction, low-molecular-weight heparin (LMWH) or fondaparinux is preferred over unfractionated heparin (UFH) for initial anticoagulation (Class I, Level A). </text:p>
      <text:p text:style-name="P2">- Dose LMWH according to weight and renal function; monitor renal function regularly. </text:p>
      <text:p text:style-name="P2">- Avoid NOACs initially until patient stability is confirmed and renal function is stable; NOACs can be considered later for long-term anticoagulation if renal function remains adequate and no other contraindications arise (Class I, Level A). </text:p>
      <text:p text:style-name="P2">- UFH may be reserved if rapid reversal is anticipated or if haemodynamic instability develops.</text:p>
      <text:p text:style-name="P2">4. Avoid Thrombolytic Therapy</text:p>
      <text:p text:style-name="P2">- Systemic thrombolysis is absolutely contraindicated due to recent unknown-origin ischemic stroke (Class III, Level C). </text:p>
      <text:p text:style-name="P2">- Routine primary reperfusion treatment is not recommended in intermediate-high risk PE without haemodynamic instability (Class III, Level B). </text:p>
      <text:p text:style-name="P2">- Rescue thrombolysis should only be considered if haemodynamic deterioration occurs and after careful risk-benefit assessment, but given absolute contraindication, alternative reperfusion strategies should be prioritized.</text:p>
      <text:p text:style-name="P2">5. Alternative Reperfusion Options if Deterioration Occurs</text:p>
      <text:p text:style-name="P2">- If the patient develops haemodynamic instability despite anticoagulation, consider surgical pulmonary embolectomy or percutaneous catheter-directed treatment, provided appropriate expertise and resources are available (Class IIa, Level C). </text:p>
      <text:p text:style-name="P2">- These options are preferred over thrombolysis in this patient due to absolute contraindications.</text:p>
      <text:p text:style-name="P2"/>
      <text:p text:style-name="P2"><text:soft-page-break/>6. Supportive Care </text:p>
      <text:p text:style-name="P2">- Provide supplemental oxygen to maintain adequate saturation. </text:p>
      <text:p text:style-name="P2">- Manage comorbid COPD and cardiopulmonary disease optimally. </text:p>
      <text:p text:style-name="P2">- Monitor for bleeding complications given advanced age and anticoagulation.</text:p>
      <text:p text:style-name="P2">7. Transition to Oral Anticoagulation</text:p>
      <text:p text:style-name="P2">- After clinical stabilization (typically after 2-3 days of parenteral anticoagulation), transition to oral anticoagulation can be considered. </text:p>
      <text:p text:style-name="P2">- If NOACs are chosen, follow recommended dosing regimens with initial higher doses of apixaban or rivaroxaban as per guidelines, adjusting for renal function (Class I, Level A). </text:p>
      <text:p text:style-name="P2">- Alternatively, vitamin K antagonists (VKAs) can be used with appropriate overlap and INR monitoring.</text:p>
      <text:p text:style-name="P2"/>
      <text:p text:style-name="P2">- Summary: </text:p>
      <text:p text:style-name="P2">This elderly patient with confirmed intermediate-high risk PE and absolute contraindication to thrombolysis requires immediate anticoagulation with LMWH or fondaparinux and hospitalization for close monitoring. Echocardiographic assessment of RV function is urgently needed to refine risk stratification. Systemic thrombolysis is contraindicated; therefore, reperfusion therapies such as surgical embolectomy or catheter-directed interventions should be reserved for haemodynamic deterioration. Careful supportive management and cautious transition to oral anticoagulation after stabilization are essential. Given the patient’s comorbidities and high risk scores, vigilant monitoring for early signs of decompensation is critical to optimize outcomes and avoid under-treatment.</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1T22:59:03.157000000</dc:date>
    <meta:editing-duration>PT58M22S</meta:editing-duration>
    <meta:editing-cycles>2</meta:editing-cycles>
    <meta:generator>LibreOffice/7.6.2.1$Windows_X86_64 LibreOffice_project/56f7684011345957bbf33a7ee678afaf4d2ba333</meta:generator>
    <meta:document-statistic meta:table-count="0" meta:image-count="0" meta:object-count="0" meta:page-count="6" meta:paragraph-count="113" meta:word-count="1540" meta:character-count="10063" meta:non-whitespace-character-count="8605"/>
  </office:meta>
</office:document-meta>
</file>